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text-properties officeooo:paragraph-rsid="001267ac"/>
    </style:style>
    <style:style style:name="P2" style:family="paragraph" style:parent-style-name="Horizontal_20_Line">
      <style:text-properties officeooo:paragraph-rsid="001267ac"/>
    </style:style>
    <style:style style:name="P3" style:family="paragraph" style:parent-style-name="Preformatted_20_Text">
      <style:paragraph-properties fo:orphans="1"/>
      <style:text-properties officeooo:paragraph-rsid="001267ac"/>
    </style:style>
    <style:style style:name="P4" style:family="paragraph" style:parent-style-name="Preformatted_20_Text">
      <style:paragraph-properties fo:margin-top="0in" fo:margin-bottom="0.1965in" style:contextual-spacing="false" fo:orphans="1"/>
      <style:text-properties officeooo:paragraph-rsid="001267ac"/>
    </style:style>
    <style:style style:name="P5" style:family="paragraph" style:parent-style-name="Standard">
      <style:paragraph-properties fo:orphans="1"/>
      <style:text-properties officeooo:paragraph-rsid="001267ac"/>
    </style:style>
    <style:style style:name="P6" style:family="paragraph" style:parent-style-name="Text_20_body">
      <style:paragraph-properties fo:margin-left="0in" fo:margin-right="0in" fo:margin-top="0in" fo:margin-bottom="0in" style:contextual-spacing="false" fo:orphans="1" fo:text-indent="0in" style:auto-text-indent="false"/>
      <style:text-properties officeooo:paragraph-rsid="001267ac"/>
    </style:style>
    <style:style style:name="P7" style:family="paragraph" style:parent-style-name="Text_20_body">
      <style:paragraph-properties fo:margin-left="0in" fo:margin-right="0in" fo:orphans="1" fo:text-indent="0in" style:auto-text-indent="false"/>
      <style:text-properties officeooo:paragraph-rsid="001267ac"/>
    </style:style>
    <style:style style:name="P8" style:family="paragraph" style:parent-style-name="Text_20_body" style:list-style-name="L1">
      <style:paragraph-properties fo:margin-top="0in" fo:margin-bottom="0in" style:contextual-spacing="false"/>
      <style:text-properties officeooo:paragraph-rsid="001267ac"/>
    </style:style>
    <style:style style:name="P9" style:family="paragraph" style:parent-style-name="Text_20_body">
      <style:text-properties officeooo:paragraph-rsid="001267ac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3"><text:s text:c="2"/>2762.63992654747,</text:p>
      <text:p text:style-name="P3"><text:s text:c="2"/>3054.406573885426,</text:p>
      <text:p text:style-name="P3"><text:s text:c="2"/>3015.9578274794253],</text:p>
      <text:p text:style-name="P3"><text:s/>'Logistics Optimization': [1.5827207066609115,</text:p>
      <text:p text:style-name="P3"><text:s text:c="2"/>1.970490961933221,</text:p>
      <text:p text:style-name="P3"><text:s text:c="2"/>2.229620080059527,</text:p>
      <text:p text:style-name="P3"><text:s text:c="2"/>2.2288133804181616,</text:p>
      <text:p text:style-name="P3"><text:s text:c="2"/>1.7873409770690358,</text:p>
      <text:p text:style-name="P3"><text:s text:c="2"/>0.6832579345341363,</text:p>
      <text:p text:style-name="P3"><text:s text:c="2"/>-1.3306022388702017,</text:p>
      <text:p text:style-name="P3"><text:s text:c="2"/>-4.502092393720321,</text:p>
      <text:p text:style-name="P3"><text:s text:c="2"/>-9.04806181356635,</text:p>
      <text:p text:style-name="P3"><text:s text:c="2"/>-15.116778646499363,</text:p>
      <text:p text:style-name="P3"><text:s text:c="2"/>-22.742123647842448,</text:p>
      <text:p text:style-name="P3"><text:s text:c="2"/>-31.77909355115597,</text:p>
      <text:p text:style-name="P3"><text:s text:c="2"/>-41.798130499199196,</text:p>
      <text:p text:style-name="P3"><text:s text:c="2"/>-51.90332049209626,</text:p>
      <text:p text:style-name="P3"><text:s text:c="2"/>-60.43344356273487,</text:p>
      <text:p text:style-name="P3"><text:s text:c="2"/>-64.51475155258831,</text:p>
      <text:p text:style-name="P3"><text:s text:c="2"/>-59.46983122854459,</text:p>
      <text:p text:style-name="P3"><text:s text:c="2"/>-38.153398976880766,</text:p>
      <text:p text:style-name="P3"><text:s text:c="2"/>9.62031309767561,</text:p>
      <text:p text:style-name="P3"><text:s text:c="2"/>97.28867552000878,</text:p>
      <text:p text:style-name="P3"><text:s text:c="2"/>241.03013694346433,</text:p>
      <text:p text:style-name="P3"><text:s text:c="2"/>458.12479071186993,</text:p>
      <text:p text:style-name="P3"><text:s text:c="2"/>763.7888591852799,</text:p>
      <text:p text:style-name="P3"><text:s text:c="2"/>1166.1357472714883,</text:p>
      <text:p text:style-name="P3"><text:s text:c="2"/>1658.948331944367,</text:p>
      <text:p text:style-name="P3"><text:s text:c="2"/>2211.879158524916,</text:p>
      <text:p text:style-name="P3"><text:s text:c="2"/>2757.47276857554,</text:p>
      <text:p text:style-name="P3"><text:s text:c="2"/>3174.0918787210976,</text:p>
      <text:p text:style-name="P3"><text:s text:c="2"/>3263.7181720072576],</text:p>
      <text:p text:style-name="P3"><text:s/>'Network Security Routing': [1.4200706188228978,</text:p>
      <text:p text:style-name="P3"><text:s text:c="2"/>1.8122066419535479,</text:p>
      <text:p text:style-name="P3"><text:s text:c="2"/>2.1056341933501863,</text:p>
      <text:p text:style-name="P3"><text:s text:c="2"/>2.1650238613193444,</text:p>
      <text:p text:style-name="P3"><text:s text:c="2"/>1.7886101702015702,</text:p>
      <text:p text:style-name="P3"><text:s text:c="2"/>0.7054598575465262,</text:p>
      <text:p text:style-name="P3"><text:s text:c="2"/>-1.4195030741073782,</text:p>
      <text:p text:style-name="P3"><text:s text:c="2"/>-4.968605173293432,</text:p>
      <text:p text:style-name="P3"><text:s text:c="2"/>-10.338649826893727,</text:p>
      <text:p text:style-name="P3"><text:s text:c="2"/>-17.88630686675225,</text:p>
      <text:p text:style-name="P3"><text:s text:c="2"/>-27.841177143212214,</text:p>
      <text:p text:style-name="P3"><text:s text:c="2"/>-40.16891350943062,</text:p>
      <text:p text:style-name="P3"><text:s text:c="2"/>-54.358905156632034,</text:p>
      <text:p text:style-name="P3"><text:s text:c="2"/>-69.10707040652333,</text:p>
      <text:p text:style-name="P3"><text:s text:c="2"/>-81.87184560884839,</text:p>
      <text:p text:style-name="P3"><text:s text:c="2"/>-88.3096376110694,</text:p>
      <text:p text:style-name="P3"><text:s text:c="2"/>-81.65210400116892,</text:p>
      <text:p text:style-name="P5"><text:s/>-52.17191988202231,</text:p>
      <text:p text:style-name="P3"><text:s text:c="2"/>13.016004211104043,</text:p>
      <text:p text:style-name="P3"><text:s text:c="2"/>129.48227879616573,</text:p>
      <text:p text:style-name="P3"><text:s text:c="2"/>313.9676127673056,</text:p>
      <text:p text:style-name="P3"><text:s text:c="2"/>581.5087078639401,</text:p>
      <text:p text:style-name="P3"><text:s text:c="2"/>941.0611475958003,</text:p>
      <text:p text:style-name="P3"><text:s text:c="2"/>1389.737349915709,</text:p>
      <text:p text:style-name="P3"><text:s text:c="2"/>1906.04609152039,</text:p>
      <text:p text:style-name="P3"><text:s text:c="2"/>2442.654377274406,</text:p>
      <text:p text:style-name="P3"><text:soft-page-break/><text:s text:c="2"/>2919.0441028625805,</text:p>
      <text:p text:style-name="P3"><text:s text:c="2"/>3213.9412369210663,</text:p>
      <text:p text:style-name="P4"><text:s text:c="2"/>3156.697642765027]}</text:p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09T13:16:17.474617359</meta:creation-date>
    <dc:date>2025-02-09T13:17:48.189626199</dc:date>
    <meta:editing-duration>PT1M31S</meta:editing-duration>
    <meta:editing-cycles>1</meta:editing-cycles>
    <meta:document-statistic meta:table-count="0" meta:image-count="0" meta:object-count="0" meta:page-count="2" meta:paragraph-count="61" meta:word-count="66" meta:character-count="1323" meta:non-whitespace-character-count="1199"/>
    <meta:generator>LibreOffice/24.2.7.2$Linux_X86_64 LibreOffice_project/420$Build-2</meta:generator>
  </office:meta>
</office:document-meta>
</file>